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8.232cm" fo:min-width="1.982cm" loext:decorative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0.634cm" fo:min-width="0.562cm" loext:decorative="false"/>
    </style:style>
    <style:style style:name="gr3" style:family="graphic" style:parent-style-name="standard">
      <style:graphic-properties svg:stroke-color="#000000" draw:fill-color="#ff8000" draw:textarea-horizontal-align="justify" draw:textarea-vertical-align="middle" draw:auto-grow-height="false" fo:min-height="0.634cm" fo:min-width="0.562cm" loext:decorative="false"/>
    </style:style>
    <style:style style:name="gr4" style:family="graphic" style:parent-style-name="standard">
      <style:graphic-properties svg:stroke-color="#000000" draw:fill-color="#00a933" draw:textarea-horizontal-align="justify" draw:textarea-vertical-align="middle" draw:auto-grow-height="false" fo:min-height="0.749cm" fo:min-width="3cm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2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21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-color="#ffdbb6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5cm" svg:height="8.75cm" svg:x="4.25cm" svg:y="1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cm" svg:height="1.25cm" svg:x="1.95cm" svg:y="3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" draw:id="id2" draw:layer="layout" svg:width="1.5cm" svg:height="1.25cm" svg:x="4.851cm" svg:y="3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3.5cm" svg:height="0.999cm" svg:x="2.35cm" svg:y="1.45cm">
          <text:p text:style-name="P4">lappl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3.231cm" svg:y1="3.433cm" svg:x2="5.07cm" svg:y2="3.434cm" draw:start-shape="id1" draw:start-glue-point="11" draw:end-shape="id2" draw:end-glue-point="5" svg:d="M3231 3433c0-1026 1839-1026 1839 1" svg:viewBox="0 0 1840 771">
          <text:p/>
        </draw:connector>
        <draw:custom-shape draw:style-name="gr2" draw:text-style-name="P2" xml:id="id3" draw:id="id3" draw:layer="layout" svg:width="1.5cm" svg:height="1.25cm" svg:x="1.951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4" draw:id="id4" draw:layer="layout" svg:width="1.5cm" svg:height="1.25cm" svg:x="4.852cm" svg:y="5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3.232cm" svg:y1="5.517cm" svg:x2="5.071cm" svg:y2="5.518cm" draw:start-shape="id3" draw:start-glue-point="11" draw:end-shape="id4" draw:end-glue-point="5" svg:d="M3232 5517c0-1026 1839-1026 1839 1" svg:viewBox="0 0 1840 771">
          <text:p/>
        </draw:connector>
        <draw:custom-shape draw:style-name="gr2" draw:text-style-name="P2" xml:id="id5" draw:id="id5" draw:layer="layout" svg:width="1.5cm" svg:height="1.25cm" svg:x="1.952cm" svg:y="7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6" draw:id="id6" draw:layer="layout" svg:width="1.5cm" svg:height="1.25cm" svg:x="4.853cm" svg:y="7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3.233cm" svg:y1="7.501cm" svg:x2="5.072cm" svg:y2="7.502cm" draw:start-shape="id5" draw:start-glue-point="11" draw:end-shape="id6" draw:end-glue-point="5" svg:d="M3233 7501c0-1026 1839-1026 1839 1" svg:viewBox="0 0 1840 771">
          <text:p/>
        </draw:connector>
        <draw:custom-shape draw:style-name="gr2" draw:text-style-name="P2" xml:id="id7" draw:id="id7" draw:layer="layout" svg:width="1.5cm" svg:height="1.25cm" svg:x="1.953cm" svg:y="9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8" draw:id="id8" draw:layer="layout" svg:width="1.5cm" svg:height="1.25cm" svg:x="4.854cm" svg:y="9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3.234cm" svg:y1="9.485cm" svg:x2="5.073cm" svg:y2="9.486cm" draw:start-shape="id7" draw:start-glue-point="11" draw:end-shape="id8" draw:end-glue-point="5" svg:d="M3234 9485c0-1026 1839-1026 1839 1" svg:viewBox="0 0 1840 771">
          <text:p/>
        </draw:connector>
        <draw:custom-shape draw:style-name="gr2" draw:text-style-name="P2" xml:id="id9" draw:id="id9" draw:layer="layout" svg:width="1.5cm" svg:height="1.25cm" svg:x="8.051cm" svg:y="3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0" draw:id="id10" draw:layer="layout" svg:width="1.5cm" svg:height="1.25cm" svg:x="12.052cm" svg:y="3.2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3.5cm" svg:height="0.999cm" svg:x="8.851cm" svg:y="1.451cm">
          <text:p text:style-name="P4">Map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9.332cm" svg:y1="3.434cm" svg:x2="12.271cm" svg:y2="3.435cm" draw:start-shape="id9" draw:start-glue-point="11" draw:end-shape="id10" draw:end-glue-point="5" svg:d="M9332 3434c0-1026 2939-1026 2939 1" svg:viewBox="0 0 2940 771">
          <text:p/>
        </draw:connector>
        <draw:custom-shape draw:style-name="gr2" draw:text-style-name="P2" xml:id="id11" draw:id="id11" draw:layer="layout" svg:width="1.5cm" svg:height="1.25cm" svg:x="8.052cm" svg:y="5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2" draw:id="id12" draw:layer="layout" svg:width="1.5cm" svg:height="1.25cm" svg:x="12.053cm" svg:y="5.3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9.333cm" svg:y1="5.518cm" svg:x2="12.272cm" svg:y2="5.519cm" draw:start-shape="id11" draw:start-glue-point="11" draw:end-shape="id12" draw:end-glue-point="5" svg:d="M9333 5518c0-1026 2939-1026 2939 1" svg:viewBox="0 0 2940 771">
          <text:p/>
        </draw:connector>
        <draw:custom-shape draw:style-name="gr2" draw:text-style-name="P2" xml:id="id13" draw:id="id13" draw:layer="layout" svg:width="1.5cm" svg:height="1.25cm" svg:x="8.053cm" svg:y="7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4" draw:id="id14" draw:layer="layout" svg:width="1.5cm" svg:height="1.25cm" svg:x="12.054cm" svg:y="7.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9.334cm" svg:y1="7.502cm" svg:x2="12.273cm" svg:y2="7.503cm" draw:start-shape="id13" draw:start-glue-point="11" draw:end-shape="id14" draw:end-glue-point="5" svg:d="M9334 7502c0-1026 2939-1026 2939 1" svg:viewBox="0 0 2940 771">
          <text:p/>
        </draw:connector>
        <draw:custom-shape draw:style-name="gr2" draw:text-style-name="P2" xml:id="id15" draw:id="id15" draw:layer="layout" svg:width="1.5cm" svg:height="1.25cm" svg:x="8.054cm" svg:y="9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6" draw:id="id16" draw:layer="layout" svg:width="1.5cm" svg:height="1.25cm" svg:x="12.055cm" svg:y="9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9.335cm" svg:y1="9.486cm" svg:x2="12.274cm" svg:y2="9.487cm" draw:start-shape="id15" draw:start-glue-point="11" draw:end-shape="id16" draw:end-glue-point="5" svg:d="M9335 9486c0-1026 2939-1026 2939 1" svg:viewBox="0 0 2940 771">
          <text:p/>
        </draw:connector>
        <draw:custom-shape draw:style-name="gr2" draw:text-style-name="P2" xml:id="id17" draw:id="id17" draw:layer="layout" svg:width="1.5cm" svg:height="1.25cm" svg:x="10.052cm" svg:y="3.2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8" draw:id="id18" draw:layer="layout" svg:width="1.5cm" svg:height="1.25cm" svg:x="10.053cm" svg:y="5.3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9" draw:id="id19" draw:layer="layout" svg:width="1.5cm" svg:height="1.25cm" svg:x="10.054cm" svg:y="7.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0" draw:id="id20" draw:layer="layout" svg:width="1.5cm" svg:height="1.25cm" svg:x="10.055cm" svg:y="9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6" draw:layer="layout" draw:type="curve" draw:line-skew="0.295cm" svg:x1="11.333cm" svg:y1="3.435cm" svg:x2="12.271cm" svg:y2="3.435cm" draw:start-shape="id17" draw:start-glue-point="11" draw:end-shape="id10" draw:end-glue-point="5" svg:d="M11333 3435c0-583 938-583 938 0" svg:viewBox="0 0 939 438">
          <text:p/>
        </draw:connector>
        <draw:connector draw:style-name="gr7" draw:text-style-name="P6" draw:layer="layout" draw:type="curve" draw:line-skew="0.257cm" svg:x1="11.334cm" svg:y1="5.519cm" svg:x2="12.272cm" svg:y2="5.519cm" draw:start-shape="id18" draw:start-glue-point="11" draw:end-shape="id12" draw:end-glue-point="5" svg:d="M11334 5519c0-640 938-640 938 0" svg:viewBox="0 0 939 481">
          <text:p/>
        </draw:connector>
        <draw:connector draw:style-name="gr8" draw:text-style-name="P6" draw:layer="layout" draw:type="curve" draw:line-skew="0.3cm" svg:x1="11.335cm" svg:y1="7.503cm" svg:x2="12.273cm" svg:y2="7.503cm" draw:start-shape="id19" draw:start-glue-point="11" draw:end-shape="id14" draw:end-glue-point="5" svg:d="M11335 7503c0-576 938-576 938 0" svg:viewBox="0 0 939 433">
          <text:p/>
        </draw:connector>
        <draw:connector draw:style-name="gr9" draw:text-style-name="P6" draw:layer="layout" draw:type="curve" draw:line-skew="0.289cm" svg:x1="11.336cm" svg:y1="9.487cm" svg:x2="12.274cm" svg:y2="9.487cm" draw:start-shape="id20" draw:start-glue-point="11" draw:end-shape="id16" draw:end-glue-point="5" svg:d="M11336 9487c0-592 938-592 938 0" svg:viewBox="0 0 939 445">
          <text:p/>
        </draw:connector>
        <draw:custom-shape draw:style-name="gr2" draw:text-style-name="P2" xml:id="id21" draw:id="id21" draw:layer="layout" svg:width="1.5cm" svg:height="1.25cm" svg:x="15.051cm" svg:y="3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2" draw:id="id22" draw:layer="layout" svg:width="1.5cm" svg:height="1.25cm" svg:x="17.952cm" svg:y="3.2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3.5cm" svg:height="0.999cm" svg:x="15.451cm" svg:y="1.451cm">
          <text:p text:style-name="P4">lappl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16.332cm" svg:y1="3.434cm" svg:x2="18.171cm" svg:y2="3.435cm" draw:start-shape="id21" draw:start-glue-point="11" draw:end-shape="id22" draw:end-glue-point="5" svg:d="M16332 3434c0-1026 1839-1026 1839 1" svg:viewBox="0 0 1840 771">
          <text:p/>
        </draw:connector>
        <draw:custom-shape draw:style-name="gr2" draw:text-style-name="P2" xml:id="id23" draw:id="id23" draw:layer="layout" svg:width="1.5cm" svg:height="1.25cm" svg:x="15.052cm" svg:y="5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4" draw:id="id24" draw:layer="layout" svg:width="1.5cm" svg:height="1.25cm" svg:x="17.953cm" svg:y="5.3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16.333cm" svg:y1="5.518cm" svg:x2="18.172cm" svg:y2="5.519cm" draw:start-shape="id23" draw:start-glue-point="11" draw:end-shape="id24" draw:end-glue-point="5" svg:d="M16333 5518c0-1026 1839-1026 1839 1" svg:viewBox="0 0 1840 771">
          <text:p/>
        </draw:connector>
        <draw:custom-shape draw:style-name="gr2" draw:text-style-name="P2" xml:id="id25" draw:id="id25" draw:layer="layout" svg:width="1.5cm" svg:height="1.25cm" svg:x="15.053cm" svg:y="7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6" draw:id="id26" draw:layer="layout" svg:width="1.5cm" svg:height="1.25cm" svg:x="17.954cm" svg:y="7.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16.334cm" svg:y1="7.502cm" svg:x2="18.173cm" svg:y2="7.503cm" draw:start-shape="id25" draw:start-glue-point="11" draw:end-shape="id26" draw:end-glue-point="5" svg:d="M16334 7502c0-1026 1839-1026 1839 1" svg:viewBox="0 0 1840 771">
          <text:p/>
        </draw:connector>
        <draw:custom-shape draw:style-name="gr2" draw:text-style-name="P2" xml:id="id27" draw:id="id27" draw:layer="layout" svg:width="1.5cm" svg:height="1.25cm" svg:x="15.054cm" svg:y="9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8" draw:id="id28" draw:layer="layout" svg:width="1.5cm" svg:height="1.25cm" svg:x="17.955cm" svg:y="9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16.335cm" svg:y1="9.486cm" svg:x2="18.174cm" svg:y2="9.487cm" draw:start-shape="id27" draw:start-glue-point="11" draw:end-shape="id28" draw:end-glue-point="5" svg:d="M16335 9486c0-1026 1839-1026 1839 1" svg:viewBox="0 0 1840 771">
          <text:p/>
        </draw:connector>
        <draw:custom-shape draw:style-name="gr2" draw:text-style-name="P2" xml:id="id32" draw:id="id32" draw:layer="layout" svg:width="1.5cm" svg:height="1.25cm" svg:x="21.052cm" svg:y="3.2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3.5cm" svg:height="0.999cm" svg:x="21.452cm" svg:y="1.452cm">
          <text:p text:style-name="P4">do.call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5cm" svg:height="1.25cm" svg:x="21.053cm" svg:y="5.3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9" draw:id="id29" draw:layer="layout" svg:width="1.5cm" svg:height="1.25cm" svg:x="21.054cm" svg:y="7.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3" draw:id="id33" draw:layer="layout" svg:width="1.5cm" svg:height="1.25cm" svg:x="21.055cm" svg:y="9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0" draw:id="id30" draw:layer="layout" svg:width="1.5cm" svg:height="1.25cm" svg:x="23.956cm" svg:y="6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6" draw:layer="layout" draw:type="curve" svg:x1="22.554cm" svg:y1="7.945cm" svg:x2="23.956cm" svg:y2="6.93cm" draw:start-shape="id29" draw:start-glue-point="10" draw:end-shape="id30" draw:end-glue-point="6" svg:d="M22554 7945c1053 0 352-1015 1402-1015" svg:viewBox="0 0 1403 1016">
          <text:p/>
        </draw:connector>
        <draw:connector draw:style-name="gr11" draw:text-style-name="P6" draw:layer="layout" draw:type="curve" svg:x1="22.553cm" svg:y1="5.961cm" svg:x2="23.956cm" svg:y2="6.93cm" draw:start-shape="id31" draw:start-glue-point="10" draw:end-shape="id30" draw:end-glue-point="6" svg:d="M22553 5961c1053 0 352 969 1403 969" svg:viewBox="0 0 1404 970">
          <text:p/>
        </draw:connector>
        <draw:connector draw:style-name="gr12" draw:text-style-name="P6" draw:layer="layout" draw:type="curve" svg:x1="22.552cm" svg:y1="3.877cm" svg:x2="23.956cm" svg:y2="6.93cm" draw:start-shape="id32" draw:start-glue-point="10" draw:end-shape="id30" draw:end-glue-point="6" svg:d="M22552 3877c1054 0 353 3053 1404 3053" svg:viewBox="0 0 1405 3054">
          <text:p/>
        </draw:connector>
        <draw:connector draw:style-name="gr13" draw:text-style-name="P6" draw:layer="layout" draw:type="curve" svg:x1="22.555cm" svg:y1="9.929cm" svg:x2="23.956cm" svg:y2="6.93cm" draw:start-shape="id33" draw:start-glue-point="10" draw:end-shape="id30" svg:d="M22555 9929c1051 0 351-2999 1401-2999" svg:viewBox="0 0 1402 3000">
          <text:p/>
        </draw:connector>
        <draw:custom-shape draw:style-name="gr2" draw:text-style-name="P2" xml:id="id34" draw:id="id34" draw:layer="layout" svg:width="1.5cm" svg:height="1.25cm" svg:x="1.951cm" svg:y="12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5" draw:id="id35" draw:layer="layout" svg:width="1.5cm" svg:height="1.25cm" svg:x="4.852cm" svg:y="12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3.5cm" svg:height="0.999cm" svg:x="2.351cm" svg:y="11.051cm">
          <text:p text:style-name="P4">vappl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3.232cm" svg:y1="13.034cm" svg:x2="5.071cm" svg:y2="13.035cm" draw:start-shape="id34" draw:start-glue-point="11" draw:end-shape="id35" draw:end-glue-point="5" svg:d="M3232 13034c0-1026 1839-1026 1839 1" svg:viewBox="0 0 1840 771">
          <text:p/>
        </draw:connector>
        <draw:custom-shape draw:style-name="gr2" draw:text-style-name="P2" xml:id="id36" draw:id="id36" draw:layer="layout" svg:width="1.5cm" svg:height="1.25cm" svg:x="1.952cm" svg:y="14.9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7" draw:id="id37" draw:layer="layout" svg:width="1.5cm" svg:height="1.25cm" svg:x="4.853cm" svg:y="14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3.233cm" svg:y1="15.118cm" svg:x2="5.072cm" svg:y2="15.119cm" draw:start-shape="id36" draw:start-glue-point="11" draw:end-shape="id37" draw:end-glue-point="5" svg:d="M3233 15118c0-1026 1839-1026 1839 1" svg:viewBox="0 0 1840 771">
          <text:p/>
        </draw:connector>
        <draw:custom-shape draw:style-name="gr2" draw:text-style-name="P2" xml:id="id38" draw:id="id38" draw:layer="layout" svg:width="1.5cm" svg:height="1.25cm" svg:x="1.953cm" svg:y="16.9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9" draw:id="id39" draw:layer="layout" svg:width="1.5cm" svg:height="1.25cm" svg:x="4.854cm" svg:y="16.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3.234cm" svg:y1="17.102cm" svg:x2="5.073cm" svg:y2="17.103cm" draw:start-shape="id38" draw:start-glue-point="11" draw:end-shape="id39" draw:end-glue-point="5" svg:d="M3234 17102c0-1026 1839-1026 1839 1" svg:viewBox="0 0 1840 771">
          <text:p/>
        </draw:connector>
        <draw:custom-shape draw:style-name="gr2" draw:text-style-name="P2" xml:id="id40" draw:id="id40" draw:layer="layout" svg:width="1.5cm" svg:height="1.25cm" svg:x="1.954cm" svg:y="18.9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41" draw:id="id41" draw:layer="layout" svg:width="1.5cm" svg:height="1.25cm" svg:x="4.855cm" svg:y="18.9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3.235cm" svg:y1="19.086cm" svg:x2="5.074cm" svg:y2="19.087cm" draw:start-shape="id40" draw:start-glue-point="11" draw:end-shape="id41" draw:end-glue-point="5" svg:d="M3235 19086c0-1026 1839-1026 1839 1" svg:viewBox="0 0 1840 771">
          <text:p/>
        </draw:connector>
        <draw:frame draw:style-name="gr14" draw:text-style-name="P7" draw:layer="layout" svg:width="3cm" svg:height="1cm" svg:x="4.45cm" svg:y="20cm">
          <draw:text-box>
            <text:p>vecteu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8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3:34:52.438239544</meta:creation-date>
    <dc:date>2024-07-26T13:58:43.537279985</dc:date>
    <meta:editing-duration>PT23M46S</meta:editing-duration>
    <meta:editing-cycles>11</meta:editing-cycles>
    <meta:generator>LibreOffice/7.6.7.2$Linux_X86_64 LibreOffice_project/60$Build-2</meta:generator>
    <meta:document-statistic meta:object-count="72"/>
  </office:meta>
</office:document-meta>
</file>